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7000000DA256169F74BCC23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ccccc" draw:fill="none" draw:textarea-vertical-align="middle"/>
    </style:style>
    <style:style style:name="gr2" style:family="graphic" style:parent-style-name="objectwithoutfill">
      <style:graphic-properties svg:stroke-color="#dddddd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024cm" svg:y1="0.619cm" svg:x2="2.024cm" svg:y2="27.797cm">
          <text:p/>
        </draw:line>
        <draw:line draw:style-name="gr1" draw:text-style-name="P1" draw:layer="layout" svg:x1="14.277cm" svg:y1="0.492cm" svg:x2="14.277cm" svg:y2="27.67cm">
          <text:p/>
        </draw:line>
        <draw:line draw:style-name="gr1" draw:text-style-name="P1" draw:layer="layout" svg:x1="8.177cm" svg:y1="0.492cm" svg:x2="8.177cm" svg:y2="27.67cm">
          <text:p/>
        </draw:line>
        <draw:line draw:style-name="gr2" draw:text-style-name="P1" draw:layer="layout" svg:x1="0.892cm" svg:y1="27.638cm" svg:x2="21.72cm" svg:y2="27.638cm">
          <text:p/>
        </draw:line>
        <draw:frame draw:style-name="gr3" draw:text-style-name="P2" draw:layer="layout" svg:width="5.911cm" svg:height="3.436cm" svg:x="2.145cm" svg:y="1.1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8.346cm" svg:y="1.1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14.446cm" svg:y="1.1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2.145cm" svg:y="4.9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8.346cm" svg:y="4.9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14.446cm" svg:y="4.9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2.145cm" svg:y="8.9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8.346cm" svg:y="8.9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14.446cm" svg:y="8.9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2.145cm" svg:y="12.8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8.346cm" svg:y="12.8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14.446cm" svg:y="12.8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2.145cm" svg:y="16.7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8.346cm" svg:y="16.7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14.446cm" svg:y="16.7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2.145cm" svg:y="20.7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8.346cm" svg:y="20.72cm">
          <draw:image xlink:href="Pictures/1000020100000177000000DA256169F74BCC233E.png" xlink:type="simple" xlink:show="embed" xlink:actuate="onLoad">
            <text:p/>
          </draw:image>
        </draw:frame>
        <draw:frame draw:style-name="gr3" draw:text-style-name="P2" draw:layer="layout" svg:width="5.911cm" svg:height="3.436cm" svg:x="14.446cm" svg:y="20.72cm">
          <draw:image xlink:href="Pictures/1000020100000177000000DA256169F74BCC233E.png" xlink:type="simple" xlink:show="embed" xlink:actuate="onLoad">
            <text:p/>
          </draw:image>
        </draw:frame>
        <draw:line draw:style-name="gr1" draw:text-style-name="P1" draw:layer="layout" svg:x1="20.377cm" svg:y1="0.492cm" svg:x2="20.377cm" svg:y2="27.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20:28:16.892000000</meta:creation-date>
    <dc:date>2020-01-18T16:09:27.315000000</dc:date>
    <meta:editing-duration>P1DT21M1S</meta:editing-duration>
    <meta:editing-cycles>7</meta:editing-cycles>
    <meta:generator>LibreOffice/5.4.4.2$Windows_X86_64 LibreOffice_project/2524958677847fb3bb44820e40380acbe820f960</meta:generator>
    <meta:print-date>2020-01-18T16:08:53.849000000</meta:print-date>
    <meta:document-statistic meta:object-count="23"/>
  </office:meta>
</office:document-meta>
</file>